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'Helvetica Neue', Helvetica, Arial, sans-serif"/>
    <style:font-face style:name="Lohit Devanagari1" svg:font-family="'Lohit Devanagari'"/>
    <style:font-face style:name="Montserrat" svg:font-family="Montserrat, sans-serif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Liberation Sans" fo:font-size="12pt" fo:font-weight="bold" officeooo:rsid="0016eb08" officeooo:paragraph-rsid="0016eb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Liberation Sans" fo:font-size="12pt" fo:font-weight="bold" officeooo:rsid="0016a4b9" officeooo:paragraph-rsid="0016a4b9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Liberation Sans" fo:font-size="12pt" fo:font-weight="normal" officeooo:rsid="0016eb08" officeooo:paragraph-rsid="0016eb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ans" fo:font-size="12pt" fo:font-weight="normal" officeooo:rsid="0016a4b9" officeooo:paragraph-rsid="0016a4b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Liberation Sans" fo:font-size="12pt" fo:font-weight="normal" officeooo:paragraph-rsid="0017ceac" style:font-size-asian="12pt" style:font-size-complex="12pt"/>
    </style:style>
    <style:style style:name="P6" style:family="paragraph" style:parent-style-name="Standard">
      <style:paragraph-properties fo:line-height="150%" fo:text-align="start" style:justify-single-word="false"/>
      <style:text-properties style:font-name="Liberation Sans" fo:font-size="12pt" fo:font-weight="normal" officeooo:paragraph-rsid="001b95ef" style:font-size-asian="12pt" style:font-size-complex="12pt"/>
    </style:style>
    <style:style style:name="P7" style:family="paragraph" style:parent-style-name="Standard">
      <style:paragraph-properties fo:line-height="150%" fo:text-align="start" style:justify-single-word="false"/>
      <style:text-properties style:font-name="Liberation Sans" fo:font-size="12pt" fo:font-weight="normal" officeooo:paragraph-rsid="001cd058" style:font-size-asian="12pt" style:font-size-complex="12pt"/>
    </style:style>
    <style:style style:name="P8" style:family="paragraph" style:parent-style-name="Standard">
      <style:paragraph-properties fo:line-height="150%" fo:text-align="start" style:justify-single-word="false"/>
      <style:text-properties style:font-name="Liberation Sans" fo:font-size="12pt" fo:font-weight="normal" officeooo:rsid="001cd058" officeooo:paragraph-rsid="001cd058" style:font-size-asian="12pt" style:font-size-complex="12pt"/>
    </style:style>
    <style:style style:name="P9" style:family="paragraph" style:parent-style-name="Standard">
      <style:paragraph-properties fo:line-height="150%" fo:text-align="start" style:justify-single-word="false"/>
      <style:text-properties style:font-name="Liberation Sans" fo:font-size="12pt" officeooo:paragraph-rsid="0019800a" style:font-size-asian="12pt" style:font-size-complex="12pt"/>
    </style:style>
    <style:style style:name="T1" style:family="text">
      <style:text-properties fo:font-weight="normal" officeooo:rsid="0016a4b9" style:font-weight-asian="normal" style:font-weight-complex="normal"/>
    </style:style>
    <style:style style:name="T2" style:family="text">
      <style:text-properties fo:font-weight="normal" officeooo:rsid="0016eb08" style:font-weight-asian="normal" style:font-weight-complex="normal"/>
    </style:style>
    <style:style style:name="T3" style:family="text">
      <style:text-properties fo:font-weight="normal" officeooo:rsid="0019800a" style:font-weight-asian="normal" style:font-weight-complex="normal"/>
    </style:style>
    <style:style style:name="T4" style:family="text">
      <style:text-properties fo:font-weight="normal" officeooo:rsid="001b95ef" style:font-weight-asian="normal" style:font-weight-complex="normal"/>
    </style:style>
    <style:style style:name="T5" style:family="text">
      <style:text-properties fo:font-variant="normal" fo:text-transform="none" fo:color="#333333" fo:letter-spacing="normal" fo:font-weight="normal" officeooo:rsid="0019800a" style:font-weight-asian="normal" style:font-weight-complex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style:text-underline-style="none" fo:font-weight="normal"/>
    </style:style>
    <style:style style:name="T8" style:family="text">
      <style:text-properties fo:font-variant="normal" fo:text-transform="none" fo:color="#000000" fo:letter-spacing="normal" fo:font-style="normal" style:text-underline-style="none" fo:font-weight="normal" officeooo:rsid="0019800a"/>
    </style:style>
    <style:style style:name="T9" style:family="text">
      <style:text-properties fo:font-variant="normal" fo:text-transform="none" fo:color="#000000" fo:letter-spacing="normal" fo:font-style="normal" style:text-underline-style="none" fo:font-weight="normal" officeooo:rsid="001b95ef"/>
    </style:style>
    <style:style style:name="T10" style:family="text">
      <style:text-properties fo:font-variant="normal" fo:text-transform="none" fo:color="#000000" fo:letter-spacing="normal" fo:font-style="normal" officeooo:rsid="001b0fc3"/>
    </style:style>
    <style:style style:name="T11" style:family="text">
      <style:text-properties fo:font-variant="normal" fo:text-transform="none" fo:color="#000000" fo:letter-spacing="normal" fo:font-style="normal" officeooo:rsid="001b95ef"/>
    </style:style>
    <style:style style:name="T12" style:family="text">
      <style:text-properties fo:font-variant="normal" fo:text-transform="none" fo:color="#000000" fo:letter-spacing="normal" fo:font-style="normal" officeooo:rsid="001cd058"/>
    </style:style>
    <style:style style:name="T13" style:family="text">
      <style:text-properties fo:font-variant="normal" fo:text-transform="none" fo:color="#000000" fo:letter-spacing="normal" fo:font-style="normal" officeooo:rsid="001e297d"/>
    </style:style>
    <style:style style:name="T14" style:family="text">
      <style:text-properties fo:color="#000000" style:text-underline-style="none" fo:font-weight="normal" officeooo:rsid="0016a4b9" style:font-weight-asian="normal" style:font-weight-complex="normal"/>
    </style:style>
    <style:style style:name="T15" style:family="text">
      <style:text-properties fo:color="#000000" style:text-underline-style="none" fo:font-weight="normal" officeooo:rsid="0017ceac" style:font-weight-asian="normal" style:font-weight-complex="normal"/>
    </style:style>
    <style:style style:name="T16" style:family="text">
      <style:text-properties officeooo:rsid="0016a4b9" style:font-weight-asian="normal" style:font-weight-complex="normal"/>
    </style:style>
    <style:style style:name="T17" style:family="text">
      <style:text-properties officeooo:rsid="0017cea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CATE </text:p>
      <text:p text:style-name="P3">Your farming inputs are just few clicks away</text:p>
      <text:p text:style-name="P2"/>
      <text:p text:style-name="P2"/>
      <text:p text:style-name="P2">Abstract <text:s/></text:p>
      <text:p text:style-name="P9"><text:span text:style-name="T1"><text:s text:c="4"/>In the economy where more than 70 percent are farmers <text:s text:c="2"/></text:span><text:span text:style-name="T2">mechanization</text:span><text:span text:style-name="T1"> and proper services </text:span><text:span text:style-name="T2">to improve <text:s/>the agriculture value chain is so </text:span><text:span text:style-name="T1"><text:s/>important <text:s/>. <text:s/>According to the world bank statistics more than 80% of farmer </text:span><text:span text:style-name="T2">in Tanzania </text:span><text:span text:style-name="T1">lack access to modern agriculture inputs . </text:span><text:span text:style-name="T2">This hinders the productivity and lowers production. </text:span><text:span text:style-name="T1">Locate has comes </text:span><text:span text:style-name="T3">in</text:span><text:span text:style-name="T1"> as a platform that address</text:span><text:span text:style-name="T4">es</text:span><text:span text:style-name="T1"> the above </text:span><text:span text:style-name="T2">problem</text:span><text:span text:style-name="T1"> by </text:span><text:span text:style-name="T5">r</text:span><text:span text:style-name="T7">ais</text:span><text:span text:style-name="T8">ing</text:span><text:span text:style-name="T7"> the level of mechanization in farming through the power of technology </text:span><text:span text:style-name="T8">by </text:span><text:span text:style-name="T7">mak</text:span><text:span text:style-name="T8">ing</text:span><text:span text:style-name="T7"> farm mechanization easily accessible, affordable and reachable to farmers </text:span><text:span text:style-name="T9">through</text:span><text:span text:style-name="T7"> </text:span><text:span text:style-name="T14">a platform where farmers can get </text:span><text:span text:style-name="T15">agricultural</text:span><text:span text:style-name="T1"> farming inputs (specifically machinery) in form of rental service . <text:s/></text:span></text:p>
      <text:p text:style-name="P5"><text:span text:style-name="T16"><text:s text:c="5"/></text:span><text:span text:style-name="T17">Locate <text:s/>will not own any machinery listed in the plaform rather </text:span><text:span text:style-name="T6">equipment owners </text:span><text:span text:style-name="T10">will list their farm machinery helping them to earn by getting paid for machinery which would have otherwise being laying idle in the shed. <text:s/></text:span></text:p>
      <text:p text:style-name="P6"><text:span text:style-name="T10"><text:s text:c="4"/>The platform is accessed through a web app but will </text:span><text:span text:style-name="T11">later be accessible </text:span><text:span text:style-name="T10"><text:s/>in other channels like mobile App and USSD code. <text:s/></text:span><text:span text:style-name="T11">Owners</text:span><text:span text:style-name="T10"> (people renting their machinery) will be required to re</text:span><text:span text:style-name="T11">g</text:span><text:span text:style-name="T10">ister their personal informat</text:span><text:span text:style-name="T11">i</text:span><text:span text:style-name="T10">on ,machinery details and location </text:span><text:span text:style-name="T11">and </text:span><text:span text:style-name="T10"><text:s/>fill in the</text:span><text:span text:style-name="T11">ir payment details . <text:s/></text:span></text:p>
      <text:p text:style-name="P6"><text:span text:style-name="T11"><text:s text:c="4"/>Then a farmer <text:s/>in need of a machinery will sign up, access the platform <text:s/>and look at available machinery and make a selection of choice. Users will also be able to schedule the bookings. </text:span></text:p>
      <text:p text:style-name="P7"><text:span text:style-name="T11"><text:s/>A <text:s/>notification through email and p</text:span><text:span text:style-name="T12">la</text:span><text:span text:style-name="T11">tform will reach the </text:span><text:span text:style-name="T12">owner</text:span><text:span text:style-name="T11"> </text:span><text:span text:style-name="T12">who will be required to </text:span><text:span text:style-name="T11"><text:s/>confirm on the availability of the service . </text:span><text:span text:style-name="T12">U</text:span><text:span text:style-name="T11">ser</text:span><text:span text:style-name="T12">s will be required to make40% as an initial installment after confirmation from the owner . </text:span></text:p>
      <text:p text:style-name="P5"><text:span text:style-name="T11"><text:s/></text:span><text:span text:style-name="T12">Furthermore <text:s/>locate </text:span><text:span text:style-name="T11">will enable operators to </text:span><text:span text:style-name="T13">get listed </text:span><text:span text:style-name="T11">in the platform incase the </text:span><text:span text:style-name="T13">owner </text:span><text:span text:style-name="T11"><text:s/>or farmer cannot operate the machine. </text:span></text:p>
      <text:p text:style-name="P8"><text:span text:style-name="T11"/></text:p>
      <text:p text:style-name="P4"><text:s text:c="4"/></text:p>
      <text:p text:style-name="P4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'Helvetica Neue', Helvetica, Arial, sans-serif"/>
    <style:font-face style:name="Lohit Devanagari1" svg:font-family="'Lohit Devanagari'"/>
    <style:font-face style:name="Montserrat" svg:font-family="Montserrat, sans-serif"/>
    <style:font-face style:name="LKLUG" svg:font-family="LKLUG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1:55:28.013145166</meta:creation-date>
    <dc:date>2019-04-12T04:11:36.347055800</dc:date>
    <meta:editing-duration>PT5M40S</meta:editing-duration>
    <meta:editing-cycles>1</meta:editing-cycles>
    <meta:document-statistic meta:table-count="0" meta:image-count="0" meta:object-count="0" meta:page-count="1" meta:paragraph-count="11" meta:word-count="291" meta:character-count="1820" meta:non-whitespace-character-count="1484"/>
    <meta:generator>LibreOffice/6.0.3.2$Linux_X86_64 LibreOffice_project/00m0$Build-2</meta:generator>
  </office:meta>
</office:document-meta>
</file>